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4" style:family="table-column">
      <style:table-column-properties fo:break-before="auto" style:column-width="82.6pt"/>
    </style:style>
    <style:style style:name="co15" style:family="table-column">
      <style:table-column-properties fo:break-before="auto" style:column-width="210.7pt"/>
    </style:style>
    <style:style style:name="co10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111.15pt"/>
    </style:style>
    <style:style style:name="co17" style:family="table-column">
      <style:table-column-properties fo:break-before="auto" style:column-width="84.9pt"/>
    </style:style>
    <style:style style:name="co18" style:family="table-column">
      <style:table-column-properties fo:break-before="auto" style:column-width="69.45pt"/>
    </style:style>
    <style:style style:name="co19" style:family="table-column">
      <style:table-column-properties fo:break-before="auto" style:column-width="87.99pt"/>
    </style:style>
    <style:style style:name="co20" style:family="table-column">
      <style:table-column-properties fo:break-before="auto" style:column-width="190.66pt"/>
    </style:style>
    <style:style style:name="co4" style:family="table-column">
      <style:table-column-properties fo:break-before="auto" style:column-width="72.54pt"/>
    </style:style>
    <style:style style:name="co21" style:family="table-column">
      <style:table-column-properties fo:break-before="auto" style:column-width="118.09pt"/>
    </style:style>
    <style:style style:name="co22" style:family="table-column">
      <style:table-column-properties fo:break-before="auto" style:column-width="92.61pt"/>
    </style:style>
    <style:style style:name="co23" style:family="table-column">
      <style:table-column-properties fo:break-before="auto" style:column-width="138.95pt"/>
    </style:style>
    <style:style style:name="co24" style:family="table-column">
      <style:table-column-properties fo:break-before="auto" style:column-width="81.81pt"/>
    </style:style>
    <style:style style:name="co25" style:family="table-column">
      <style:table-column-properties fo:break-before="auto" style:column-width="148.2pt"/>
    </style:style>
    <style:style style:name="co26" style:family="table-column">
      <style:table-column-properties fo:break-before="auto" style:column-width="71.74pt"/>
    </style:style>
    <style:style style:name="co27" style:family="table-column">
      <style:table-column-properties fo:break-before="auto" style:column-width="68.71pt"/>
    </style:style>
    <style:style style:name="co28" style:family="table-column">
      <style:table-column-properties fo:break-before="auto" style:column-width="125.8pt"/>
    </style:style>
    <style:style style:name="co29" style:family="table-column">
      <style:table-column-properties fo:break-before="auto" style:column-width="81.04pt"/>
    </style:style>
    <style:style style:name="co30" style:family="table-column">
      <style:table-column-properties fo:break-before="auto" style:column-width="56.35pt"/>
    </style:style>
    <style:style style:name="co31" style:family="table-column">
      <style:table-column-properties fo:break-before="auto" style:column-width="51.7pt"/>
    </style:style>
    <style:style style:name="co32" style:family="table-column">
      <style:table-column-properties fo:break-before="auto" style:column-width="50.94pt"/>
    </style:style>
    <style:style style:name="co33" style:family="table-column">
      <style:table-column-properties fo:break-before="auto" style:column-width="50.14pt"/>
    </style:style>
    <style:style style:name="co34" style:family="table-column">
      <style:table-column-properties fo:break-before="auto" style:column-width="47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6" style:family="table-cell" style:parent-style-name="Default">
      <style:table-cell-properties fo:border="none"/>
      <style:text-properties style:text-position=""/>
    </style:style>
    <style:style style:name="ce5" style:family="table-cell" style:parent-style-name="Default" style:data-style-name="N122"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8" style:family="table-cell" style:parent-style-name="Default" style:data-style-name="N0">
      <style:text-properties style:text-position="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84"/>
    <style:style style:name="ce1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 style:data-style-name="N122"/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0"/>
  </office:automatic-styles>
  <office:body>
    <office:spreadsheet>
      <table:calculation-settings table:automatic-find-labels="false"/>
      <table:table table:name="Sold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default-cell-style-name="ce10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0"/>
        <table:table-column table:style-name="co30" table:default-cell-style-name="Default"/>
        <table:table-column table:style-name="co31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Cena sprzedaży + wysyłka</text:p>
          </table:table-cell>
          <table:table-cell office:value-type="string" calcext:value-type="string">
            <text:p>Data sprzedaży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Zwrot do puli</text:p>
          </table:table-cell>
          <table:table-cell office:value-type="string" calcext:value-type="string">
            <text:p>Zysk</text:p>
          </table:table-cell>
          <table:table-cell office:value-type="string" calcext:value-type="string">
            <text:p>Tydzień</text:p>
          </table:table-cell>
          <table:table-cell office:value-type="string" calcext:value-type="string">
            <text:p>Zysk %</text:p>
          </table:table-cell>
          <table:table-cell office:value-type="string" calcext:value-type="string">
            <text:p>Zysk/rok</text:p>
          </table:table-cell>
          <table:table-cell table:number-columns-repeated="3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8-01" calcext:value-type="date">
            <text:p>2016-08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9" calcext:value-type="float">
            <text:p>199</text:p>
          </table:table-cell>
          <table:table-cell office:value-type="date" office:date-value="2016-10-01" calcext:value-type="date">
            <text:p>2016-10-01</text:p>
          </table:table-cell>
          <table:table-cell office:value-type="float" office:value="9.32" calcext:value-type="float">
            <text:p>9.32</text:p>
          </table:table-cell>
          <table:table-cell office:value-type="float" office:value="16" calcext:value-type="float">
            <text:p>16</text:p>
          </table:table-cell>
          <table:table-cell table:formula="of:=[Sold.G2]-[Sold.I2]-[Sold.J2]" office:value-type="float" office:value="173.68" calcext:value-type="float">
            <text:p>173.68</text:p>
          </table:table-cell>
          <table:table-cell table:formula="of:=[Sold.G2]-[Sold.C2]-[Sold.I2]-[Sold.J2]" office:value-type="float" office:value="137.68" calcext:value-type="float">
            <text:p>137.68</text:p>
          </table:table-cell>
          <table:table-cell office:value-type="float" office:value="2" calcext:value-type="float">
            <text:p>2</text:p>
          </table:table-cell>
          <table:table-cell table:style-name="ce13" table:formula="of:=([Sold.K2]/[Sold.C2]-1)*100" office:value-type="float" office:value="382.444444444444" calcext:value-type="float">
            <text:p>382.4</text:p>
          </table:table-cell>
          <table:table-cell table:formula="of:=[Sold.N2]/([Sold.H2]-[Sold.D2])*365" office:value-type="float" office:value="2288.3970856102" calcext:value-type="float">
            <text:p>2288.3970856102</text:p>
          </table:table-cell>
          <table:table-cell table:number-columns-repeated="3"/>
        </table:table-row>
        <table:table-row table:style-name="ro1">
          <table:table-cell table:style-name="ce9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47.6" calcext:value-type="float">
            <text:p>147.6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6.62" calcext:value-type="float">
            <text:p>6.62</text:p>
          </table:table-cell>
          <table:table-cell office:value-type="float" office:value="8.6" calcext:value-type="float">
            <text:p>8.6</text:p>
          </table:table-cell>
          <table:table-cell table:formula="of:=[Sold.G3]-[Sold.I3]-[Sold.J3]" office:value-type="float" office:value="132.38" calcext:value-type="float">
            <text:p>132.38</text:p>
          </table:table-cell>
          <table:table-cell table:formula="of:=[Sold.G3]-[Sold.C3]-[Sold.I3]-[Sold.J3]" office:value-type="float" office:value="72.48" calcext:value-type="float">
            <text:p>72.48</text:p>
          </table:table-cell>
          <table:table-cell office:value-type="float" office:value="1" calcext:value-type="float">
            <text:p>1</text:p>
          </table:table-cell>
          <table:table-cell table:style-name="ce13" table:formula="of:=([Sold.K3]/[Sold.C3]-1)*100" office:value-type="float" office:value="121.001669449082" calcext:value-type="float">
            <text:p>121.0</text:p>
          </table:table-cell>
          <table:table-cell table:formula="of:=[Sold.N3]/([Sold.H3]-[Sold.D3])*365" office:value-type="float" office:value="67.4284112197175" calcext:value-type="float">
            <text:p>67.4284112197</text:p>
          </table:table-cell>
          <table:table-cell table:number-columns-repeated="3"/>
        </table:table-row>
        <table:table-row table:style-name="ro1">
          <table:table-cell table:style-name="ce9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office:value-type="date" office:date-value="2013-01-01" calcext:value-type="date">
            <text:p>2013-01-01</text:p>
          </table:table-cell>
          <table:table-cell table:number-columns-repeated="2"/>
          <table:table-cell office:value-type="float" office:value="43.2" calcext:value-type="float">
            <text:p>43.2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1.85" calcext:value-type="float">
            <text:p>1.85</text:p>
          </table:table-cell>
          <table:table-cell office:value-type="float" office:value="11" calcext:value-type="float">
            <text:p>11</text:p>
          </table:table-cell>
          <table:table-cell table:formula="of:=[Sold.G4]-[Sold.I4]-[Sold.J4]" office:value-type="float" office:value="30.35" calcext:value-type="float">
            <text:p>30.35</text:p>
          </table:table-cell>
          <table:table-cell table:formula="of:=[Sold.G4]-[Sold.C4]-[Sold.I4]-[Sold.J4]" office:value-type="float" office:value="-14.65" calcext:value-type="float">
            <text:p>-14.65</text:p>
          </table:table-cell>
          <table:table-cell office:value-type="float" office:value="1" calcext:value-type="float">
            <text:p>1</text:p>
          </table:table-cell>
          <table:table-cell table:style-name="ce13" table:formula="of:=([Sold.K4]/[Sold.C4]-1)*100" office:value-type="float" office:value="-32.5555555555555" calcext:value-type="float">
            <text:p>-32.6</text:p>
          </table:table-cell>
          <table:table-cell table:formula="of:=[Sold.N4]/([Sold.H4]-[Sold.D4])*365" office:value-type="float" office:value="-8.57962294424387" calcext:value-type="float">
            <text:p>-8.5796229442</text:p>
          </table:table-cell>
          <table:table-cell table:number-columns-repeated="3"/>
        </table:table-row>
        <table:table-row table:style-name="ro1">
          <table:table-cell table:style-name="ce9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office:value-type="date" office:date-value="2008-01-01" calcext:value-type="date">
            <text:p>2008-01-01</text:p>
          </table:table-cell>
          <table:table-cell table:number-columns-repeated="2"/>
          <table:table-cell office:value-type="float" office:value="236.44" calcext:value-type="float">
            <text:p>236.44</text:p>
          </table:table-cell>
          <table:table-cell office:value-type="date" office:date-value="2016-10-08" calcext:value-type="date">
            <text:p>2016-10-08</text:p>
          </table:table-cell>
          <table:table-cell office:value-type="float" office:value="10.12" calcext:value-type="float">
            <text:p>10.12</text:p>
          </table:table-cell>
          <table:table-cell office:value-type="float" office:value="16.5" calcext:value-type="float">
            <text:p>16.5</text:p>
          </table:table-cell>
          <table:table-cell table:formula="of:=[Sold.G5]-[Sold.I5]-[Sold.J5]" office:value-type="float" office:value="209.82" calcext:value-type="float">
            <text:p>209.82</text:p>
          </table:table-cell>
          <table:table-cell table:formula="of:=[Sold.G5]-[Sold.C5]-[Sold.I5]-[Sold.J5]" office:value-type="float" office:value="9.82" calcext:value-type="float">
            <text:p>9.82</text:p>
          </table:table-cell>
          <table:table-cell office:value-type="float" office:value="1" calcext:value-type="float">
            <text:p>1</text:p>
          </table:table-cell>
          <table:table-cell table:style-name="ce13" table:formula="of:=([Sold.K5]/[Sold.C5]-1)*100" office:value-type="float" office:value="4.90999999999999" calcext:value-type="float">
            <text:p>4.9</text:p>
          </table:table-cell>
          <table:table-cell table:formula="of:=[Sold.N5]/([Sold.H5]-[Sold.D5])*365" office:value-type="float" office:value="0.559522322822353" calcext:value-type="float">
            <text:p>0.5595223228</text:p>
          </table:table-cell>
          <table:table-cell table:number-columns-repeated="3"/>
        </table:table-row>
        <table:table-row table:style-name="ro1">
          <table:table-cell office:value-type="float" office:value="9788301139940" calcext:value-type="float">
            <text:p>9788301139940</text:p>
          </table:table-cell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206.99" calcext:value-type="float">
            <text:p>206.99</text:p>
          </table:table-cell>
          <table:table-cell office:value-type="date" office:date-value="2016-10-30" calcext:value-type="date">
            <text:p>2016-10-30</text:p>
          </table:table-cell>
          <table:table-cell office:value-type="float" office:value="9.02" calcext:value-type="float">
            <text:p>9.02</text:p>
          </table:table-cell>
          <table:table-cell office:value-type="float" office:value="7.99" calcext:value-type="float">
            <text:p>7.99</text:p>
          </table:table-cell>
          <table:table-cell table:formula="of:=[Sold.G6]-[Sold.I6]-[Sold.J6]" office:value-type="float" office:value="189.98" calcext:value-type="float">
            <text:p>189.98</text:p>
          </table:table-cell>
          <table:table-cell table:formula="of:=[Sold.G6]-[Sold.C6]-[Sold.I6]-[Sold.J6]" office:value-type="float" office:value="-10.02" calcext:value-type="float">
            <text:p>-10.02</text:p>
          </table:table-cell>
          <table:table-cell office:value-type="float" office:value="2" calcext:value-type="float">
            <text:p>2</text:p>
          </table:table-cell>
          <table:table-cell table:style-name="ce13" table:formula="of:=([Sold.K6]/[Sold.C6]-1)*100" office:value-type="float" office:value="-5.01" calcext:value-type="float">
            <text:p>-5.0</text:p>
          </table:table-cell>
          <table:table-cell table:formula="of:=[Sold.N6]/([Sold.H6]-[Sold.D6])*365" office:value-type="float" office:value="-0.639611752360965" calcext:value-type="float">
            <text:p>-0.6396117524</text:p>
          </table:table-cell>
          <table:table-cell table:number-columns-repeated="3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G7]-[Sold.I7]-[Sold.J7]" office:value-type="float" office:value="36.66" calcext:value-type="float">
            <text:p>36.66</text:p>
          </table:table-cell>
          <table:table-cell table:formula="of:=[Sold.G7]-[Sold.C7]-[Sold.I7]-[Sold.J7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13" table:formula="of:=([Sold.K7]/[Sold.C7]-1)*100" office:value-type="float" office:value="11.0909090909091" calcext:value-type="float">
            <text:p>11.1</text:p>
          </table:table-cell>
          <table:table-cell table:formula="of:=[Sold.N7]/([Sold.H7]-[Sold.D7])*365" office:value-type="float" office:value="6.05109389862754" calcext:value-type="float">
            <text:p>6.0510938986</text:p>
          </table:table-cell>
          <table:table-cell table:number-columns-repeated="3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4.8" calcext:value-type="float">
            <text:p>34.8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G8]-[Sold.I8]-[Sold.J8]" office:value-type="float" office:value="36.66" calcext:value-type="float">
            <text:p>36.66</text:p>
          </table:table-cell>
          <table:table-cell table:formula="of:=[Sold.G8]-[Sold.C8]-[Sold.I8]-[Sold.J8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13" table:formula="of:=([Sold.K8]/[Sold.C8]-1)*100" office:value-type="float" office:value="11.0909090909091" calcext:value-type="float">
            <text:p>11.1</text:p>
          </table:table-cell>
          <table:table-cell table:formula="of:=[Sold.N8]/([Sold.H8]-[Sold.D8])*365" office:value-type="float" office:value="6.05109389862754" calcext:value-type="float">
            <text:p>6.0510938986</text:p>
          </table:table-cell>
          <table:table-cell office:value-type="string" calcext:value-type="string">
            <text:p>Zwrot do puli:</text:p>
          </table:table-cell>
          <table:table-cell table:formula="of:=SUM([Sold.K2:.K9])" office:value-type="float" office:value="846.19" calcext:value-type="float">
            <text:p>846.19</text:p>
          </table:table-cell>
          <table:table-cell/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43.72" calcext:value-type="float">
            <text:p>43.72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" calcext:value-type="float">
            <text:p>3</text:p>
          </table:table-cell>
          <table:table-cell office:value-type="float" office:value="4.06" calcext:value-type="float">
            <text:p>4.06</text:p>
          </table:table-cell>
          <table:table-cell table:formula="of:=[Sold.G9]-[Sold.I9]-[Sold.J9]" office:value-type="float" office:value="36.66" calcext:value-type="float">
            <text:p>36.66</text:p>
          </table:table-cell>
          <table:table-cell table:formula="of:=[Sold.G9]-[Sold.C9]-[Sold.I9]-[Sold.J9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13" table:formula="of:=([Sold.K9]/[Sold.C9]-1)*100" office:value-type="float" office:value="11.0909090909091" calcext:value-type="float">
            <text:p>11.1</text:p>
          </table:table-cell>
          <table:table-cell table:formula="of:=[Sold.N9]/([Sold.H9]-[Sold.D9])*365" office:value-type="float" office:value="6.05109389862754" calcext:value-type="float">
            <text:p>6.0510938986</text:p>
          </table:table-cell>
          <table:table-cell office:value-type="string" calcext:value-type="string">
            <text:p>Zysk:</text:p>
          </table:table-cell>
          <table:table-cell table:formula="of:=SUM([Sold.L2:.L9])" office:value-type="float" office:value="206.29" calcext:value-type="float">
            <text:p>206.29</text:p>
          </table:table-cell>
          <table:table-cell table:formula="of:=[Sold.Q8]+[Sold.Q9]" office:value-type="float" office:value="1052.48" calcext:value-type="float">
            <text:p>1052.48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 office:value-type="float" office:value="54.9" calcext:value-type="float">
            <text:p>54.9</text:p>
          </table:table-cell>
          <table:table-cell office:value-type="float" office:value="97.6" calcext:value-type="float">
            <text:p>97.6</text:p>
          </table:table-cell>
          <table:table-cell office:value-type="date" office:date-value="2016-11-04" calcext:value-type="date">
            <text:p>2016-11-04</text:p>
          </table:table-cell>
          <table:table-cell office:value-type="float" office:value="4.75" calcext:value-type="float">
            <text:p>4.75</text:p>
          </table:table-cell>
          <table:table-cell office:value-type="float" office:value="8.6" calcext:value-type="float">
            <text:p>8.6</text:p>
          </table:table-cell>
          <table:table-cell table:formula="of:=[Sold.G10]-[Sold.I10]-[Sold.J10]" office:value-type="float" office:value="84.25" calcext:value-type="float">
            <text:p>84.25</text:p>
          </table:table-cell>
          <table:table-cell table:formula="of:=[Sold.G10]-[Sold.C10]-[Sold.I10]-[Sold.J10]" office:value-type="float" office:value="29.35" calcext:value-type="float">
            <text:p>29.35</text:p>
          </table:table-cell>
          <table:table-cell office:value-type="float" office:value="2" calcext:value-type="float">
            <text:p>2</text:p>
          </table:table-cell>
          <table:table-cell table:style-name="ce13" table:formula="of:=([Sold.K10]/[Sold.C10]-1)*100" office:value-type="float" office:value="53.4608378870674" calcext:value-type="float">
            <text:p>53.5</text:p>
          </table:table-cell>
          <table:table-cell table:formula="of:=[Sold.N10]/([Sold.H10]-[Sold.D10])*365" office:value-type="float" office:value="28.994362301307" calcext:value-type="float">
            <text:p>28.9943623013</text:p>
          </table:table-cell>
          <table:table-cell table:number-columns-repeated="3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 office:value-type="float" office:value="54.9" calcext:value-type="float">
            <text:p>54.9</text:p>
          </table:table-cell>
          <table:table-cell office:value-type="float" office:value="147.2" calcext:value-type="float">
            <text:p>147.2</text:p>
          </table:table-cell>
          <table:table-cell office:value-type="date" office:date-value="2016-11-13" calcext:value-type="date">
            <text:p>2016-11-13</text:p>
          </table:table-cell>
          <table:table-cell office:value-type="float" office:value="6.47" calcext:value-type="float">
            <text:p>6.47</text:p>
          </table:table-cell>
          <table:table-cell office:value-type="float" office:value="8.2" calcext:value-type="float">
            <text:p>8.2</text:p>
          </table:table-cell>
          <table:table-cell table:formula="of:=[Sold.G11]-[Sold.I11]-[Sold.J11]" office:value-type="float" office:value="132.53" calcext:value-type="float">
            <text:p>132.53</text:p>
          </table:table-cell>
          <table:table-cell table:formula="of:=[Sold.G11]-[Sold.C11]-[Sold.I11]-[Sold.J11]" office:value-type="float" office:value="82.53" calcext:value-type="float">
            <text:p>82.53</text:p>
          </table:table-cell>
          <table:table-cell office:value-type="float" office:value="1" calcext:value-type="float">
            <text:p>1</text:p>
          </table:table-cell>
          <table:table-cell table:style-name="ce13" table:formula="of:=([Sold.K11]/[Sold.C11]-1)*100" office:value-type="float" office:value="165.06" calcext:value-type="float">
            <text:p>165.1</text:p>
          </table:table-cell>
          <table:table-cell table:formula="of:=[Sold.N11]/([Sold.H11]-[Sold.D11])*365" office:value-type="float" office:value="2077.47931034483" calcext:value-type="float">
            <text:p>2077.4793103448</text:p>
          </table:table-cell>
          <table:table-cell table:number-columns-repeated="3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office:value-type="date" office:date-value="2010-01-01" calcext:value-type="date">
            <text:p>2010-01-01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float" office:value="94.6" calcext:value-type="float">
            <text:p>94.6</text:p>
          </table:table-cell>
          <table:table-cell office:value-type="date" office:date-value="2016-11-23" calcext:value-type="date">
            <text:p>2016-11-23</text:p>
          </table:table-cell>
          <table:table-cell office:value-type="float" office:value="4.9" calcext:value-type="float">
            <text:p>4.9</text:p>
          </table:table-cell>
          <table:table-cell office:value-type="float" office:value="8.6" calcext:value-type="float">
            <text:p>8.6</text:p>
          </table:table-cell>
          <table:table-cell table:formula="of:=[Sold.G12]-[Sold.I12]-[Sold.J12]" office:value-type="float" office:value="81.1" calcext:value-type="float">
            <text:p>81.1</text:p>
          </table:table-cell>
          <table:table-cell table:formula="of:=[Sold.G12]-[Sold.C12]-[Sold.I12]-[Sold.J12]" office:value-type="float" office:value="12.1" calcext:value-type="float">
            <text:p>12.1</text:p>
          </table:table-cell>
          <table:table-cell office:value-type="float" office:value="6" calcext:value-type="float">
            <text:p>6</text:p>
          </table:table-cell>
          <table:table-cell table:style-name="ce13" table:formula="of:=([Sold.K12]/[Sold.C12]-1)*100" office:value-type="float" office:value="17.536231884058" calcext:value-type="float">
            <text:p>17.5</text:p>
          </table:table-cell>
          <table:table-cell table:formula="of:=[Sold.N12]/([Sold.H12]-[Sold.D12])*365" office:value-type="float" office:value="2.54198754475027" calcext:value-type="float">
            <text:p>2.5419875448</text:p>
          </table:table-cell>
          <table:table-cell office:value-type="string" calcext:value-type="string">
            <text:p>Zwrot do puli:</text:p>
          </table:table-cell>
          <table:table-cell table:formula="of:=SUM([Sold.K10:.K13])" office:value-type="float" office:value="353.93" calcext:value-type="float">
            <text:p>353.93</text:p>
          </table:table-cell>
          <table:table-cell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style-name="ce11" office:value-type="float" office:value="49" calcext:value-type="float">
            <text:p>49</text:p>
          </table:table-cell>
          <table:table-cell office:value-type="float" office:value="67.6" calcext:value-type="float">
            <text:p>67.6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2.95" calcext:value-type="float">
            <text:p>2.95</text:p>
          </table:table-cell>
          <table:table-cell office:value-type="float" office:value="8.6" calcext:value-type="float">
            <text:p>8.6</text:p>
          </table:table-cell>
          <table:table-cell table:formula="of:=[Sold.G13]-[Sold.I13]-[Sold.J13]" office:value-type="float" office:value="56.05" calcext:value-type="float">
            <text:p>56.05</text:p>
          </table:table-cell>
          <table:table-cell table:formula="of:=[Sold.G13]-[Sold.C13]-[Sold.I13]-[Sold.J13]" office:value-type="float" office:value="22.45" calcext:value-type="float">
            <text:p>22.45</text:p>
          </table:table-cell>
          <table:table-cell office:value-type="float" office:value="1" calcext:value-type="float">
            <text:p>1</text:p>
          </table:table-cell>
          <table:table-cell table:style-name="ce13" table:formula="of:=([Sold.K13]/[Sold.C13]-1)*100" office:value-type="float" office:value="66.8154761904762" calcext:value-type="float">
            <text:p>66.8</text:p>
          </table:table-cell>
          <table:table-cell table:formula="of:=[Sold.N13]/([Sold.H13]-[Sold.D13])*365" office:value-type="float" office:value="1741.97491496599" calcext:value-type="float">
            <text:p>1741.974914966</text:p>
          </table:table-cell>
          <table:table-cell office:value-type="string" calcext:value-type="string">
            <text:p>Zysk:</text:p>
          </table:table-cell>
          <table:table-cell table:formula="of:=SUM([Sold.L10:.L13])" office:value-type="float" office:value="146.43" calcext:value-type="float">
            <text:p>146.43</text:p>
          </table:table-cell>
          <table:table-cell table:formula="of:=[Sold.Q13]+[Sold.Q12]" office:value-type="float" office:value="500.36" calcext:value-type="float">
            <text:p>500.36</text:p>
          </table:table-cell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32" calcext:value-type="float">
            <text:p>33.32</text:p>
          </table:table-cell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style-name="ce11" office:value-type="float" office:value="49" calcext:value-type="float">
            <text:p>49</text:p>
          </table:table-cell>
          <table:table-cell table:formula="of:=89+8.25" office:value-type="float" office:value="97.25" calcext:value-type="float">
            <text:p>97.25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4.45" calcext:value-type="float">
            <text:p>4.45</text:p>
          </table:table-cell>
          <table:table-cell office:value-type="float" office:value="7.25" calcext:value-type="float">
            <text:p>7.25</text:p>
          </table:table-cell>
          <table:table-cell table:formula="of:=[Sold.G14]-[Sold.I14]-[Sold.J14]" office:value-type="float" office:value="85.55" calcext:value-type="float">
            <text:p>85.55</text:p>
          </table:table-cell>
          <table:table-cell table:formula="of:=[Sold.G14]-[Sold.C14]-[Sold.I14]-[Sold.J14]" office:value-type="float" office:value="52.23" calcext:value-type="float">
            <text:p>52.23</text:p>
          </table:table-cell>
          <table:table-cell office:value-type="float" office:value="1" calcext:value-type="float">
            <text:p>1</text:p>
          </table:table-cell>
          <table:table-cell table:style-name="ce13" table:formula="of:=([Sold.K14]/[Sold.C14]-1)*100" office:value-type="float" office:value="156.752701080432" calcext:value-type="float">
            <text:p>156.8</text:p>
          </table:table-cell>
          <table:table-cell table:formula="of:=[Sold.N14]/([Sold.H14]-[Sold.D14])*365" office:value-type="float" office:value="161.168270124951" calcext:value-type="float">
            <text:p>161.168270125</text:p>
          </table:table-cell>
          <table:table-cell table:number-columns-repeated="3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33.32" calcext:value-type="float">
            <text:p>33.32</text:p>
          </table:table-cell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style-name="ce11" office:value-type="float" office:value="49" calcext:value-type="float">
            <text:p>49</text:p>
          </table:table-cell>
          <table:table-cell table:style-name="ce12" table:formula="of:=79+8.25" office:value-type="float" office:value="87.25" calcext:value-type="float">
            <text:p>87.25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3.95" calcext:value-type="float">
            <text:p>3.95</text:p>
          </table:table-cell>
          <table:table-cell office:value-type="float" office:value="7.25" calcext:value-type="float">
            <text:p>7.25</text:p>
          </table:table-cell>
          <table:table-cell table:formula="of:=[Sold.G15]-[Sold.I15]-[Sold.J15]" office:value-type="float" office:value="76.05" calcext:value-type="float">
            <text:p>76.05</text:p>
          </table:table-cell>
          <table:table-cell table:formula="of:=[Sold.G15]-[Sold.C15]-[Sold.I15]-[Sold.J15]" office:value-type="float" office:value="42.73" calcext:value-type="float">
            <text:p>42.73</text:p>
          </table:table-cell>
          <table:table-cell office:value-type="float" office:value="1" calcext:value-type="float">
            <text:p>1</text:p>
          </table:table-cell>
          <table:table-cell table:style-name="ce13" table:formula="of:=([Sold.K15]/[Sold.C15]-1)*100" office:value-type="float" office:value="128.241296518607" calcext:value-type="float">
            <text:p>128.2</text:p>
          </table:table-cell>
          <table:table-cell table:formula="of:=[Sold.N15]/([Sold.H15]-[Sold.D15])*365" office:value-type="float" office:value="131.853727406455" calcext:value-type="float">
            <text:p>131.8537274065</text:p>
          </table:table-cell>
          <table:table-cell table:number-columns-repeated="3"/>
        </table:table-row>
        <table:table-row table:style-name="ro1">
          <table:table-cell office:value-type="float" office:value="9788308043059" calcext:value-type="float">
            <text:p>9788308043059</text:p>
          </table:table-cell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table:style-name="ce11" office:value-type="float" office:value="32" calcext:value-type="float">
            <text:p>32</text:p>
          </table:table-cell>
          <table:table-cell office:value-type="float" office:value="147.6" calcext:value-type="float">
            <text:p>147.6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6.47" calcext:value-type="float">
            <text:p>6.47</text:p>
          </table:table-cell>
          <table:table-cell office:value-type="float" office:value="8.6" calcext:value-type="float">
            <text:p>8.6</text:p>
          </table:table-cell>
          <table:table-cell table:formula="of:=[Sold.G16]-[Sold.I16]-[Sold.J16]" office:value-type="float" office:value="132.53" calcext:value-type="float">
            <text:p>132.53</text:p>
          </table:table-cell>
          <table:table-cell table:formula="of:=[Sold.G16]-[Sold.C16]-[Sold.I16]-[Sold.J16]" office:value-type="float" office:value="108.03" calcext:value-type="float">
            <text:p>108.03</text:p>
          </table:table-cell>
          <table:table-cell office:value-type="float" office:value="1" calcext:value-type="float">
            <text:p>1</text:p>
          </table:table-cell>
          <table:table-cell table:style-name="ce13" table:formula="of:=([Sold.K16]/[Sold.C16]-1)*100" office:value-type="float" office:value="440.938775510204" calcext:value-type="float">
            <text:p>440.9</text:p>
          </table:table-cell>
          <table:table-cell table:formula="of:=[Sold.N16]/([Sold.H16]-[Sold.D16])*365" office:value-type="float" office:value="12380.2040816327" calcext:value-type="float">
            <text:p>12380.2040816327</text:p>
          </table:table-cell>
          <table:table-cell table:number-columns-repeated="3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ce11" office:value-type="float" office:value="45" calcext:value-type="float">
            <text:p>45</text:p>
          </table:table-cell>
          <table:table-cell table:style-name="ce12" office:value-type="float" office:value="107.6" calcext:value-type="float">
            <text:p>107.6</text:p>
          </table:table-cell>
          <table:table-cell office:value-type="date" office:date-value="2016-12-12" calcext:value-type="date">
            <text:p>2016-12-12</text:p>
          </table:table-cell>
          <table:table-cell office:value-type="float" office:value="4.95" calcext:value-type="float">
            <text:p>4.95</text:p>
          </table:table-cell>
          <table:table-cell office:value-type="float" office:value="8.6" calcext:value-type="float">
            <text:p>8.6</text:p>
          </table:table-cell>
          <table:table-cell table:formula="of:=[Sold.G17]-[Sold.I17]-[Sold.J17]" office:value-type="float" office:value="94.05" calcext:value-type="float">
            <text:p>94.05</text:p>
          </table:table-cell>
          <table:table-cell table:formula="of:=[Sold.G17]-[Sold.C17]-[Sold.I17]-[Sold.J17]" office:value-type="float" office:value="59.39" calcext:value-type="float">
            <text:p>59.39</text:p>
          </table:table-cell>
          <table:table-cell office:value-type="float" office:value="1" calcext:value-type="float">
            <text:p>1</text:p>
          </table:table-cell>
          <table:table-cell table:style-name="ce13" table:formula="of:=([Sold.K17]/[Sold.C17]-1)*100" office:value-type="float" office:value="171.35025966532" calcext:value-type="float">
            <text:p>171.4</text:p>
          </table:table-cell>
          <table:table-cell table:formula="of:=[Sold.N17]/([Sold.H17]-[Sold.D17])*365" office:value-type="float" office:value="1330.69882506046" calcext:value-type="float">
            <text:p>1330.6988250605</text:p>
          </table:table-cell>
          <table:table-cell table:number-columns-repeated="3"/>
        </table:table-row>
        <table:table-row table:style-name="ro1" table:number-rows-repeated="104855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elling" table:style-name="ta1">
        <table:table-column table:style-name="co14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column table:style-name="co16" table:default-cell-style-name="Default"/>
        <table:table-column table:style-name="co17" table:default-cell-style-name="ce3"/>
        <table:table-column table:style-name="co10" table:default-cell-style-name="ce6"/>
        <table:table-column table:style-name="co1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Używana?</text:p>
          </table:table-cell>
          <table:table-cell office:value-type="string" calcext:value-type="string">
            <text:p>Cena</text:p>
          </table:table-cell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2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2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5-01-01" calcext:value-type="date">
            <text:p>2015-01-01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09-01-01" calcext:value-type="date">
            <text:p>2009-01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2" office:value-type="date" office:date-value="2009-01-01" calcext:value-type="date">
            <text:p>2009-01-0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office:value-type="float" office:value="64.8" calcext:value-type="float">
            <text:p>64.8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table:style-name="ce2"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788388221774" calcext:value-type="float">
            <text:p>9788388221774</text:p>
          </table:table-cell>
          <table:table-cell office:value-type="string" calcext:value-type="string">
            <text:p>Kolekcja Artemis Fowl + lista życzeń</text:p>
          </table:table-cell>
          <table:table-cell office:value-type="float" office:value="119" calcext:value-type="float">
            <text:p>119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 office:value-type="float" office:value="284.1" calcext:value-type="float">
            <text:p>284.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 office:value-type="float" office:value="45" calcext:value-type="float">
            <text:p>45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788374801157" calcext:value-type="float">
            <text:p>9788374801157</text:p>
          </table:table-cell>
          <table:table-cell office:value-type="string" calcext:value-type="string">
            <text:p>Accelerando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0-01-01" calcext:value-type="date">
            <text:p>2010-01-01</text:p>
          </table:table-cell>
          <table:table-cell office:value-type="string" calcext:value-type="string">
            <text:p>Mag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Dom burz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Opowieści sieroty tom 1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Welin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Maszyna różnicowa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kręcana dziewczyna Pompa numer sześć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tlas chmur</text:p>
          </table:table-cell>
          <table:table-cell/>
          <table:table-cell table:style-name="ce2"/>
          <table:table-cell table:number-columns-repeated="4"/>
        </table:table-row>
        <table:table-row table:style-name="ro1" table:number-rows-repeated="18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table:style-name="ce2"/>
          <table:table-cell table:number-columns-repeated="4"/>
        </table:table-row>
        <table:table-row table:style-name="ro1" table:number-rows-repeated="8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number-columns-repeated="4"/>
        </table:table-row>
        <table:table-row table:style-name="ro1" table:number-rows-repeated="104851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oSell" table:style-name="ta1"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ce7"/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2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W drodze?</text:p>
          </table:table-cell>
          <table:table-cell table:style-name="ce2" office:value-type="string" calcext:value-type="string">
            <text:p>Używana?</text:p>
          </table:table-cell>
          <table:table-cell table:number-columns-repeated="7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5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5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8"/>
          <table:table-cell table:style-name="ce5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8"/>
          <table:table-cell table:style-name="ce5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2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2" office:value-type="date" office:date-value="2016-07-06" calcext:value-type="date">
            <text:p>2016-07-06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8"/>
          <table:table-cell table:style-name="ce5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16-10-16" calcext:value-type="date">
            <text:p>2016-10-16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2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8"/>
          <table:table-cell table:style-name="ce5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2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2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/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xtensa</text:p>
          </table:table-cell>
          <table:table-cell office:value-type="float" office:value="39.9" calcext:value-type="float">
            <text:p>39.9</text:p>
          </table:table-cell>
          <table:table-cell table:style-name="ce2" office:value-type="date" office:date-value="2016-12-10" calcext:value-type="date">
            <text:p>2016-12-10</text:p>
          </table:table-cell>
          <table:table-cell office:value-type="string" calcext:value-type="string">
            <text:p>PapirusKsięgarnia</text:p>
          </table:table-cell>
          <table:table-cell table:number-columns-repeated="9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45.51" calcext:value-type="float">
            <text:p>45.51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Inbook</text:p>
          </table:table-cell>
          <table:table-cell office:value-type="string" calcext:value-type="string">
            <text:p>kiosk Ruchu</text:p>
          </table:table-cell>
          <table:table-cell table:number-columns-repeated="8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45.52" calcext:value-type="float">
            <text:p>45.52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Inbook</text:p>
          </table:table-cell>
          <table:table-cell office:value-type="string" calcext:value-type="string">
            <text:p>kiosk Ruchu</text:p>
          </table:table-cell>
          <table:table-cell table:number-columns-repeated="8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48" calcext:value-type="float">
            <text:p>48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Articulus</text:p>
          </table:table-cell>
          <table:table-cell office:value-type="string" calcext:value-type="string">
            <text:p>polecony inpos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office:value-type="string" calcext:value-type="string">
            <text:p>kiosk Ruch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office:value-type="string" calcext:value-type="string">
            <text:p>kiosk Ruch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4" calcext:value-type="float">
            <text:p>50.74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office:value-type="string" calcext:value-type="string">
            <text:p>kiosk Ruchu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formula="of:=SUM([.C2:.C69])" office:value-type="float" office:value="2574.52" calcext:value-type="float">
            <text:p>2574.52</text:p>
          </table:table-cell>
          <table:table-cell table:style-name="ce2"/>
          <table:table-cell/>
          <table:table-cell table:style-name="Default"/>
          <table:table-cell table:style-name="ce2"/>
          <table:table-cell table:number-columns-repeated="7"/>
        </table:table-row>
        <table:table-row table:style-name="ro1" table:number-rows-repeated="2">
          <table:table-cell table:style-name="ce1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7"/>
        </table:table-row>
        <table:table-row table:style-name="ro1" table:number-rows-repeated="4"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104848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Bought" table:style-name="ta1"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ce15"/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10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W drodze?</text:p>
          </table:table-cell>
          <table:table-cell table:style-name="ce10" office:value-type="string" calcext:value-type="string">
            <text:p>Używana?</text:p>
          </table:table-cell>
          <table:table-cell office:value-type="string" calcext:value-type="string">
            <text:p>Sprzedana?</text:p>
          </table:table-cell>
          <table:table-cell table:number-columns-repeated="6"/>
        </table:table-row>
        <table:table-row table:style-name="ro1">
          <table:table-cell table:style-name="ce9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table:style-name="ce10" office:value-type="date" office:date-value="2008-01-01" calcext:value-type="date">
            <text:p>2008-01-01</text:p>
          </table:table-cell>
          <table:table-cell table:number-columns-repeated="2"/>
          <table:table-cell table:style-name="ce10"/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</table:table-row>
        <table:table-row table:style-name="ro1">
          <table:table-cell/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table:style-name="ce10" office:value-type="date" office:date-value="2009-01-01" calcext:value-type="date">
            <text:p>2009-01-01</text:p>
          </table:table-cell>
          <table:table-cell/>
          <table:table-cell table:style-name="Default"/>
          <table:table-cell table:style-name="ce10"/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10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5"/>
          <table:table-cell table:number-columns-repeated="4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table:style-name="ce10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5"/>
          <table:table-cell table:number-columns-repeated="4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10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table:style-name="ce10" office:value-type="date" office:date-value="2010-01-01" calcext:value-type="date">
            <text:p>2010-01-01</text:p>
          </table:table-cell>
          <table:table-cell/>
          <table:table-cell table:style-name="Default"/>
          <table:table-cell table:style-name="ce10"/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</table:table-row>
        <table:table-row table:style-name="ro1">
          <table:table-cell office:value-type="float" office:value="9788374801157" calcext:value-type="float">
            <text:p>9788374801157</text:p>
          </table:table-cell>
          <table:table-cell office:value-type="string" calcext:value-type="string">
            <text:p>Accelerando</text:p>
          </table:table-cell>
          <table:table-cell office:value-type="float" office:value="35" calcext:value-type="float">
            <text:p>35</text:p>
          </table:table-cell>
          <table:table-cell table:style-name="ce10" office:value-type="date" office:date-value="2010-01-01" calcext:value-type="date">
            <text:p>2010-01-01</text:p>
          </table:table-cell>
          <table:table-cell office:value-type="string" calcext:value-type="string">
            <text:p>Ma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13"/>
        </table:table-row>
        <table:table-row table:style-name="ro1">
          <table:table-cell table:style-name="ce9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table:style-name="ce10" office:value-type="date" office:date-value="2013-01-01" calcext:value-type="date">
            <text:p>2013-01-01</text:p>
          </table:table-cell>
          <table:table-cell table:number-columns-repeated="2"/>
          <table:table-cell table:style-name="ce10"/>
          <table:table-cell office:value-type="float" office:value="1" calcext:value-type="float">
            <text:p>1</text:p>
          </table:table-cell>
          <table:table-cell/>
          <table:table-cell table:style-name="ce15"/>
          <table:table-cell table:number-columns-repeated="4"/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10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table:style-name="Default"/>
          <table:table-cell table:number-columns-repeated="7"/>
          <table:table-cell table:style-name="ce13"/>
        </table:table-row>
        <table:table-row table:style-name="ro1">
          <table:table-cell table:style-name="ce9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table:style-name="ce10" office:value-type="date" office:date-value="2015-01-01" calcext:value-type="date">
            <text:p>2015-01-01</text:p>
          </table:table-cell>
          <table:table-cell table:number-columns-repeated="2"/>
          <table:table-cell table:style-name="ce10"/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table:style-name="ce10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10"/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table:style-name="ce10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10"/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table:style-name="ce10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10"/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table:style-name="ce10"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/>
          <table:table-cell table:style-name="ce10"/>
          <table:table-cell office:value-type="float" office:value="1" calcext:value-type="float">
            <text:p>1</text:p>
          </table:table-cell>
          <table:table-cell/>
          <table:table-cell table:style-name="ce15"/>
          <table:table-cell table:number-columns-repeated="4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10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5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table:style-name="ce10" office:value-type="date" office:date-value="2015-01-01" calcext:value-type="date">
            <text:p>2015-01-01</text:p>
          </table:table-cell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10" office:value-type="date" office:date-value="2015-01-01" calcext:value-type="date">
            <text:p>2015-01-01</text:p>
          </table:table-cell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10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10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10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table:style-name="ce10"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10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10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32" calcext:value-type="float">
            <text:p>33.32</text:p>
          </table:table-cell>
          <table:table-cell table:style-name="ce10"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5"/>
          <table:table-cell table:number-columns-repeated="4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33.32" calcext:value-type="float">
            <text:p>33.32</text:p>
          </table:table-cell>
          <table:table-cell table:style-name="ce10"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5"/>
          <table:table-cell table:number-columns-repeated="4"/>
        </table:table-row>
        <table:table-row table:style-name="ro1">
          <table:table-cell office:value-type="float" office:value="9788388221774" calcext:value-type="float">
            <text:p>9788388221774</text:p>
          </table:table-cell>
          <table:table-cell office:value-type="string" calcext:value-type="string">
            <text:p>Kolekcja Artemis Fowl + lista życzeń</text:p>
          </table:table-cell>
          <table:table-cell office:value-type="float" office:value="119" calcext:value-type="float">
            <text:p>119</text:p>
          </table:table-cell>
          <table:table-cell table:style-name="ce10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5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10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10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8"/>
          <table:table-cell table:style-name="ce13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10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10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10" office:value-type="date" office:date-value="2016-07-06" calcext:value-type="date">
            <text:p>2016-07-06</text:p>
          </table:table-cell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table:style-name="ce10" office:value-type="date" office:date-value="2016-08-01" calcext:value-type="date">
            <text:p>2016-08-01</text:p>
          </table:table-cell>
          <table:table-cell table:number-columns-repeated="2"/>
          <table:table-cell table:style-name="ce10"/>
          <table:table-cell office:value-type="float" office:value="1" calcext:value-type="float">
            <text:p>1</text:p>
          </table:table-cell>
          <table:table-cell/>
          <table:table-cell table:style-name="ce15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10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10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10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10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13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10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10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10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table:style-name="ce10"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/>
          <table:table-cell table:style-name="ce10"/>
          <table:table-cell office:value-type="float" office:value="1" calcext:value-type="float">
            <text:p>1</text:p>
          </table:table-cell>
          <table:table-cell/>
          <table:table-cell table:style-name="ce15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10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10" office:value-type="date" office:date-value="2016-10-16" calcext:value-type="date">
            <text:p>2016-10-16</text:p>
          </table:table-cell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10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10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10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10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10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10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10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10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10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10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10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10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10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/>
          <table:table-cell table:style-name="ce15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10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10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10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10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10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 table:number-columns-repeated="3"/>
          <table:table-cell table:style-name="ce15"/>
          <table:table-cell table:number-columns-repeated="4"/>
        </table:table-row>
        <table:table-row table:style-name="ro1">
          <table:table-cell table:style-name="ce9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table:style-name="ce10"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SUM([Bought.C35:.C62])" office:value-type="float" office:value="1087.81" calcext:value-type="float">
            <text:p>1087.81</text:p>
          </table:table-cell>
          <table:table-cell/>
          <table:table-cell table:style-name="ce15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10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15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10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 table:number-columns-repeated="3"/>
          <table:table-cell table:style-name="ce15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10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10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10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10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10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10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9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10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10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10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10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10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9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10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9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10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"/>
          <table:table-cell table:number-columns-repeated="6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10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10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0" calcext:value-type="float">
            <text:p>10</text:p>
          </table:table-cell>
          <table:table-cell table:style-name="ce10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2"/>
          <table:table-cell table:formula="of:=SUM([Bought.C53:.C80])" office:value-type="float" office:value="1184.17" calcext:value-type="float">
            <text:p>1184.17</text:p>
          </table:table-cell>
          <table:table-cell table:number-columns-repeated="6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10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10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table:style-name="ce10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table:style-name="ce10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table:style-name="ce10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10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10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10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3059" calcext:value-type="float">
            <text:p>9788308043059</text:p>
          </table:table-cell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table:style-name="ce10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10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10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xtensa</text:p>
          </table:table-cell>
          <table:table-cell office:value-type="float" office:value="39.9" calcext:value-type="float">
            <text:p>39.9</text:p>
          </table:table-cell>
          <table:table-cell table:style-name="ce10" office:value-type="date" office:date-value="2016-12-10" calcext:value-type="date">
            <text:p>2016-12-10</text:p>
          </table:table-cell>
          <table:table-cell office:value-type="string" calcext:value-type="string">
            <text:p>PapirusKsięgarnia</text:p>
          </table:table-cell>
          <table:table-cell table:number-columns-repeated="9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45.51" calcext:value-type="float">
            <text:p>45.51</text:p>
          </table:table-cell>
          <table:table-cell table:style-name="ce10" office:value-type="date" office:date-value="2016-12-11" calcext:value-type="date">
            <text:p>2016-12-11</text:p>
          </table:table-cell>
          <table:table-cell office:value-type="string" calcext:value-type="string">
            <text:p>Inbook</text:p>
          </table:table-cell>
          <table:table-cell office:value-type="string" calcext:value-type="string">
            <text:p>kiosk Ruchu</text:p>
          </table:table-cell>
          <table:table-cell table:number-columns-repeated="8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45.52" calcext:value-type="float">
            <text:p>45.52</text:p>
          </table:table-cell>
          <table:table-cell table:style-name="ce10" office:value-type="date" office:date-value="2016-12-11" calcext:value-type="date">
            <text:p>2016-12-11</text:p>
          </table:table-cell>
          <table:table-cell office:value-type="string" calcext:value-type="string">
            <text:p>Inbook</text:p>
          </table:table-cell>
          <table:table-cell office:value-type="string" calcext:value-type="string">
            <text:p>kiosk Ruchu</text:p>
          </table:table-cell>
          <table:table-cell table:number-columns-repeated="8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48" calcext:value-type="float">
            <text:p>48</text:p>
          </table:table-cell>
          <table:table-cell table:style-name="ce10" office:value-type="date" office:date-value="2016-12-11" calcext:value-type="date">
            <text:p>2016-12-11</text:p>
          </table:table-cell>
          <table:table-cell office:value-type="string" calcext:value-type="string">
            <text:p>Articulus</text:p>
          </table:table-cell>
          <table:table-cell office:value-type="string" calcext:value-type="string">
            <text:p>polecony inpos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10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office:value-type="string" calcext:value-type="string">
            <text:p>kiosk Ruch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10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office:value-type="string" calcext:value-type="string">
            <text:p>kiosk Ruch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4" calcext:value-type="float">
            <text:p>50.74</text:p>
          </table:table-cell>
          <table:table-cell table:style-name="ce10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office:value-type="string" calcext:value-type="string">
            <text:p>kiosk Ruchu</text:p>
          </table:table-cell>
          <table:table-cell table:number-columns-repeated="8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8.15" calcext:value-type="float">
            <text:p>48.15</text:p>
          </table:table-cell>
          <table:table-cell table:style-name="ce10" office:value-type="date" office:date-value="2016-12-12" calcext:value-type="date">
            <text:p>2016-12-12</text:p>
          </table:table-cell>
          <table:table-cell office:value-type="string" calcext:value-type="string">
            <text:p>TaniaKsięgarnia</text:p>
          </table:table-cell>
          <table:table-cell table:style-name="Default" office:value-type="string" calcext:value-type="string">
            <text:p>paczkomat</text:p>
          </table:table-cell>
          <table:table-cell table:number-columns-repeated="8"/>
        </table:table-row>
        <table:table-row table:style-name="ro1" table:number-rows-repeated="104847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ummary" table:style-name="ta1">
        <table:table-column table:style-name="co10" table:number-columns-repeated="2" table:default-cell-style-name="Default"/>
        <table:table-column table:style-name="co23" table:default-cell-style-name="Default"/>
        <table:table-column table:style-name="co10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oszty uzyskania przychodu</text:p>
          </table:table-cell>
          <table:table-cell office:value-type="string" calcext:value-type="string">
            <text:p>Przychody</text:p>
          </table:table-cell>
          <table:table-cell office:value-type="string" calcext:value-type="string">
            <text:p>Zysk</text:p>
          </table:table-cell>
        </table:table-row>
        <table:table-row table:style-name="ro1">
          <table:table-cell/>
          <table:table-cell office:value-type="float" office:value="10.2016" calcext:value-type="float">
            <text:p>10.2016</text:p>
          </table:table-cell>
          <table:table-cell office:value-type="float" office:value="1087.81" calcext:value-type="float">
            <text:p>1087.81</text:p>
          </table:table-cell>
          <table:table-cell office:value-type="float" office:value="1052.48" calcext:value-type="float">
            <text:p>1052.48</text:p>
          </table:table-cell>
          <table:table-cell table:formula="of:=[Summary.D3]-[Summary.C3]" office:value-type="float" office:value="-35.3299999999999" calcext:value-type="float">
            <text:p>-35.33</text:p>
          </table:table-cell>
        </table:table-row>
        <table:table-row table:style-name="ro1">
          <table:table-cell/>
          <table:table-cell office:value-type="float" office:value="11.2016" calcext:value-type="float">
            <text:p>11.2016</text:p>
          </table:table-cell>
          <table:table-cell office:value-type="float" office:value="992.23" calcext:value-type="float">
            <text:p>992.23</text:p>
          </table:table-cell>
          <table:table-cell office:value-type="float" office:value="421.86" calcext:value-type="float">
            <text:p>421.86</text:p>
          </table:table-cell>
          <table:table-cell table:formula="of:=[Summary.D4]-[Summary.C4]" office:value-type="float" office:value="-570.37" calcext:value-type="float">
            <text:p>-570.37</text:p>
          </table:table-cell>
        </table:table-row>
      </table:table>
      <table:named-expressions/>
      <table:database-ranges>
        <table:database-range table:name="__Anonymous_Sheet_DB__1" table:target-range-address="Selling.A1:Selling.H29" table:display-filter-buttons="tru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ToSell.A1:ToSell.G69" table:display-filter-buttons="true" table:orientation="column"/>
        <table:database-range table:name="__Anonymous_Sheet_DB__3" table:target-range-address="Bought.A1:Bought.H99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 style:data-style-name="N2" text:time-value="22:28:07.066269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0:56:27.828505491</meta:creation-date>
    <dc:date>2016-12-12T22:35:00.048076995</dc:date>
    <meta:editing-duration>P1DT1H45M15S</meta:editing-duration>
    <meta:editing-cycles>82</meta:editing-cycles>
    <meta:generator>LibreOffice/5.1.4.2$Linux_X86_64 LibreOffice_project/10m0$Build-2</meta:generator>
    <meta:document-statistic meta:table-count="5" meta:cell-count="1230" meta:object-count="0"/>
  </office:meta>
</office:document-meta>
</file>